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0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CAMPOS SANCHEZ, EDWIN ANGEL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JA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0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CAMPOS SANCHEZ, EDWIN ANGEL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0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1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823625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296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0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0:1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9T23:32:20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